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  <style:font-face style:name="Verdana" svg:font-family="Verdana, Arial, Helvetica, sans-serif"/>
  </office:font-face-decls>
  <office:automatic-styles>
    <style:style style:name="P1" style:family="paragraph" style:parent-style-name="Standard">
      <style:text-properties officeooo:rsid="0016fc5a" officeooo:paragraph-rsid="0016fc5a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Standard">
      <style:text-properties officeooo:paragraph-rsid="001a9c9a" fo:background-color="#ffff00"/>
    </style:style>
    <style:style style:name="P4" style:family="paragraph" style:parent-style-name="Standard">
      <style:text-properties fo:color="#c9211e" loext:opacity="100%"/>
    </style:style>
    <style:style style:name="P5" style:family="paragraph" style:parent-style-name="Standard">
      <style:text-properties fo:color="#c9211e" loext:opacity="100%" officeooo:paragraph-rsid="001a9c9a"/>
    </style:style>
    <style:style style:name="P6" style:family="paragraph" style:parent-style-name="Standard">
      <style:text-properties fo:color="#c9211e" loext:opacity="100%" fo:background-color="#ffff00"/>
    </style:style>
    <style:style style:name="P7" style:family="paragraph" style:parent-style-name="Standard">
      <style:text-properties fo:color="#c9211e" loext:opacity="100%" officeooo:paragraph-rsid="001a9c9a" fo:background-color="#ffff00"/>
    </style:style>
    <style:style style:name="P8" style:family="paragraph" style:parent-style-name="Standard">
      <style:text-properties officeooo:paragraph-rsid="001a9c9a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/>
    <style:style style:name="T4" style:family="text">
      <style:text-properties fo:color="#c9211e" loext:opacity="100%"/>
    </style:style>
    <style:style style:name="T5" style:family="text">
      <style:text-properties fo:color="#c9211e" loext:opacity="100%" fo:background-color="#ffff00" loext:char-shading-value="0"/>
    </style:style>
    <style:style style:name="T6" style:family="text">
      <style:text-properties fo:color="#c9211e" loext:opacity="100%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RREIRAS E CRIATIVIDADE</text:p>
      <text:p text:style-name="Standard">TESTE REALIZADO</text:p>
      <text:p text:style-name="Standard"/>
      <text:p text:style-name="Standard"><text:s/></text:p>
      <text:p text:style-name="P2">Questão1 <text:s/></text:p>
      <text:p text:style-name="Standard"><text:s/></text:p>
      <text:p text:style-name="Standard"><text:s text:c="3"/>Quando queremos ideias diferentes, devemos ____________.</text:p>
      <text:p text:style-name="Standard"><text:s/></text:p>
      <text:p text:style-name="Standard">1 - permanecer no mesmo grupo</text:p>
      <text:p text:style-name="Standard">2 - perguntar a um especialista</text:p>
      <text:p text:style-name="P2">3 - procurá-las em outra especialização</text:p>
      <text:p text:style-name="Standard">4 - perguntar a nosso chefe</text:p>
      <text:p text:style-name="Standard">5 - procurar na nossa área de especialização</text:p>
      <text:p text:style-name="Standard"><text:s/></text:p>
      <text:p text:style-name="P2">Sua resposta: procurá-las em outra especialização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<text:s/></text:p>
      <text:p text:style-name="P4">Questão3 <text:s/></text:p>
      <text:p text:style-name="P4"><text:s/></text:p>
      <text:p text:style-name="Standard"><text:s text:c="3"/>A barreira ____________ obedece sem desvios à cultura da empresa.</text:p>
      <text:p text:style-name="Standard"><text:s/></text:p>
      <text:p text:style-name="Standard">1 - "não sou criativo"</text:p>
      <text:p text:style-name="Standard">2 - "seguir as regras"</text:p>
      <text:p text:style-name="Standard">3 - "errar é errado"</text:p>
      <text:p text:style-name="P4">4 - "dialética"</text:p>
      <text:p text:style-name="Standard">5 - "a resposta certa"</text:p>
      <text:p text:style-name="Standard"><text:s/></text:p>
      <text:p text:style-name="P4">Sua resposta: "dialética"</text:p>
      <text:p text:style-name="Standard">Valor: Resposta Errada - Consulte a página 15</text:p>
      <text:p text:style-name="Standard">Valor recebido: 0.00</text:p>
      <text:p text:style-name="Standard"/>
      <text:p text:style-name="P6"/>
      <text:p text:style-name="P7">Questão7 <text:s/></text:p>
      <text:p text:style-name="P8"><text:s/></text:p>
      <text:p text:style-name="P8"><text:s text:c="3"/>As escolas nos ensinam ____________.</text:p>
      <text:p text:style-name="P8"><text:s/></text:p>
      <text:p text:style-name="P5">1 - "o que fazer" em vez do "como fazer"</text:p>
      <text:p text:style-name="P3">2 - que existe apenas uma resposta certa para cada problema</text:p>
      <text:p text:style-name="P8">3 - mais criatividade do que lógica</text:p>
      <text:p text:style-name="P8">4 - que existem várias respostas certas para as perguntas</text:p>
      <text:p text:style-name="P8">5 - a gerar várias alternativas para cada problema</text:p>
      <text:p text:style-name="P8"><text:s/></text:p>
      <text:p text:style-name="P7">Sua resposta: "o que fazer" em vez do "como fazer"</text:p>
      <text:p text:style-name="P8">Valor: Resposta Errada - Consulte a página 3</text:p>
      <text:p text:style-name="P8">Valor recebido: 0.00 </text:p>
      <text:p text:style-name="Standard"/>
      <text:p text:style-name="Standard"/>
      <text:p text:style-name="P4"><text:soft-page-break/>Questão2 <text:s/></text:p>
      <text:p text:style-name="P4"><text:s/></text:p>
      <text:p text:style-name="Standard"><text:s text:c="3"/>Sobre o módulo Barreiras à Criatividade, marque a alternativa errada.</text:p>
      <text:p text:style-name="Standard"><text:s/></text:p>
      <text:p text:style-name="P4">1 - Existem ocasiões em que a ambigüidade torna-se uma poderosa ferramenta para estimular nossa imaginação.</text:p>
      <text:p text:style-name="Standard">2 - Procurar soluções apenas em uma especialização é a barreira “não é minha área”.</text:p>
      <text:p text:style-name="Standard">3 - Preferir decisões bem definidas é a barreira “evitar a ambigüidade”.</text:p>
      <text:p text:style-name="Standard">4 - A barreira “dialética” defende o emprego de resposta certa.</text:p>
      <text:p text:style-name="Standard">5 - O medo de escolher uma decisão é a barreira “não sou criativo”.</text:p>
      <text:p text:style-name="Standard"><text:s/></text:p>
      <text:p text:style-name="P4">Sua resposta: Existem ocasiões em que a ambigüidade torna-se uma poderosa ferramenta para estimular nossa imaginação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2">Questão3 <text:s/></text:p>
      <text:p text:style-name="Standard"><text:s/></text:p>
      <text:p text:style-name="Standard"><text:s text:c="3"/>Os erros servem para indicar quando ____________.</text:p>
      <text:p text:style-name="Standard"><text:s/></text:p>
      <text:p text:style-name="Standard">1 - estamos certos</text:p>
      <text:p text:style-name="Standard">2 - devemos parar e escutar os outros</text:p>
      <text:p text:style-name="Standard">3 - devemos consultar a chefia</text:p>
      <text:p text:style-name="P2">4 - devemos mudar de direção</text:p>
      <text:p text:style-name="Standard">5 - estamos nos aproximando da solução</text:p>
      <text:p text:style-name="Standard"><text:s/></text:p>
      <text:p text:style-name="P2">Sua resposta: devemos mudar de direção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2">Questão4 <text:s/></text:p>
      <text:p text:style-name="Standard"><text:s/></text:p>
      <text:p text:style-name="Standard"><text:s text:c="3"/>____________ bloqueia a criatividade.</text:p>
      <text:p text:style-name="Standard"><text:s/></text:p>
      <text:p text:style-name="Standard">1 - A idade da pessoa</text:p>
      <text:p text:style-name="Standard">2 - O uso da lógica</text:p>
      <text:p text:style-name="P2">3 - O medo de errar</text:p>
      <text:p text:style-name="Standard">4 - O lado direito do cérebro</text:p>
      <text:p text:style-name="Standard">5 - A especialização</text:p>
      <text:p text:style-name="Standard"><text:s/></text:p>
      <text:p text:style-name="P2">Sua resposta: O medo de errar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oft-page-break/><text:s/></text:p>
      <text:p text:style-name="P4">Questão5 <text:s/></text:p>
      <text:p text:style-name="Standard"><text:s/></text:p>
      <text:p text:style-name="Standard"><text:s text:c="3"/>Marque a alternativa correta.</text:p>
      <text:p text:style-name="Standard"><text:s/></text:p>
      <text:p text:style-name="Standard">1 - Barreiras à criatividade são intransponíveis, porque a criatividade é herdada.</text:p>
      <text:p text:style-name="Standard">2 - O QI é determinante na inovação.</text:p>
      <text:p text:style-name="Standard">3 - Barreiras à criatividade não podem ser retiradas.</text:p>
      <text:p text:style-name="Standard">4 - As pessoas são criativas, mas podem ocorrer bloqueios durante a sua vida.</text:p>
      <text:p text:style-name="P4">5 - A inovação numa dada área não está relacionada ao conhecimento adquirido nessa área.</text:p>
      <text:p text:style-name="Standard"><text:s/></text:p>
      <text:p text:style-name="P4">Sua resposta: A inovação numa dada área não está relacionada ao conhecimento adquirido nessa área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4">Questão6 <text:s/></text:p>
      <text:p text:style-name="Standard"><text:s/></text:p>
      <text:p text:style-name="Standard"><text:s text:c="3"/>Marque a alternativa correta, em relação às barreiras à criatividade.</text:p>
      <text:p text:style-name="Standard"><text:s/></text:p>
      <text:p text:style-name="Standard">1 - As escolas nos ensinam mais criatividade do que lógica.</text:p>
      <text:p text:style-name="P4">2 - Barreiras à criatividade são intransponíveis.</text:p>
      <text:p text:style-name="Standard">3 - Algumas regras se referem ao passado, por isso não podem prejudicar o presente.</text:p>
      <text:p text:style-name="Standard">4 - O medo de errar bloqueia a criatividade.</text:p>
      <text:p text:style-name="Standard">5 - Todas as fases do processo criativo são conscientes.</text:p>
      <text:p text:style-name="Standard"><text:s/></text:p>
      <text:p text:style-name="P4">Sua resposta: Barreiras à criatividade são intransponíveis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2">Questão7 <text:s/></text:p>
      <text:p text:style-name="Standard"><text:s/></text:p>
      <text:p text:style-name="Standard"><text:s text:c="3"/>Existem dois tipos de pensamento : ____________.</text:p>
      <text:p text:style-name="Standard"><text:s/></text:p>
      <text:p text:style-name="Standard">1 - básico e lógico</text:p>
      <text:p text:style-name="Standard">2 - desejado e o indesejado</text:p>
      <text:p text:style-name="Standard">3 - básico e o desnecessário</text:p>
      <text:p text:style-name="Standard">4 - básico e o difuso</text:p>
      <text:p text:style-name="P2">5 - hard e o soft</text:p>
      <text:p text:style-name="P2"><text:s/></text:p>
      <text:p text:style-name="P2">Sua resposta: hard e o soft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oft-page-break/><text:s/></text:p>
      <text:p text:style-name="P2">Questão8 <text:s/></text:p>
      <text:p text:style-name="P2"><text:s/></text:p>
      <text:p text:style-name="Standard"><text:s text:c="3"/>A melhor maneira de eliminar a barreira da resposta certa é procurar a ____________.</text:p>
      <text:p text:style-name="Standard"><text:s/></text:p>
      <text:p text:style-name="Standard">1 - alternativa do chefe</text:p>
      <text:p text:style-name="Standard">2 - solução na Internet</text:p>
      <text:p text:style-name="P2">3 - segunda resposta certa</text:p>
      <text:p text:style-name="Standard">4 - solução com os colegas</text:p>
      <text:p text:style-name="Standard">5 - bibliotecária</text:p>
      <text:p text:style-name="Standard"><text:s/></text:p>
      <text:p text:style-name="P2">Sua resposta: segunda resposta certa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4">Questão9 <text:s/></text:p>
      <text:p text:style-name="Standard"><text:s/></text:p>
      <text:p text:style-name="Standard"><text:s text:c="3"/>Uma pessoa que tem certeza de que ____________ usa somente a lógica.</text:p>
      <text:p text:style-name="Standard"><text:s/></text:p>
      <text:p text:style-name="P4">1 - não é criativa</text:p>
      <text:p text:style-name="Standard">2 - sabe argumentar</text:p>
      <text:p text:style-name="Standard">3 - gosta das outras pessoas</text:p>
      <text:p text:style-name="Standard">4 - é uma especialista</text:p>
      <text:p text:style-name="Standard">5 - é criativa</text:p>
      <text:p text:style-name="Standard"><text:s/></text:p>
      <text:p text:style-name="P4">Sua resposta: é criativa</text:p>
      <text:p text:style-name="Standard">Valor: Resposta Errada - Consulte a página 20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2">Questão10 <text:s/></text:p>
      <text:p text:style-name="Standard"><text:s/></text:p>
      <text:p text:style-name="Standard"><text:s text:c="3"/>Uma das maneiras de aumentar a criatividade é ____________.</text:p>
      <text:p text:style-name="Standard"><text:s/></text:p>
      <text:p text:style-name="P2">1 - brincar de quebrar regras</text:p>
      <text:p text:style-name="Standard">2 - fazer uma reunião por semana</text:p>
      <text:p text:style-name="Standard">3 - reunir os concorrentes</text:p>
      <text:p text:style-name="Standard">4 - copiar os concorrentes</text:p>
      <text:p text:style-name="Standard">5 - aprovar a última sugestão</text:p>
      <text:p text:style-name="Standard"><text:s/></text:p>
      <text:p text:style-name="P2">Sua resposta: brincar de quebrar regras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<text:soft-page-break/>Total de itens corretos: 6</text:p>
      <text:p text:style-name="Standard">Total de itens errados: 4</text:p>
      <text:p text:style-name="Standard"><text:s/></text:p>
      <text:p text:style-name="Standard">Nota obtida no teste: 60.00 / 100</text:p>
      <text:p text:style-name="Standard"/>
      <text:p text:style-name="P2"/>
      <text:p text:style-name="P2"><text:s/></text:p>
      <text:p text:style-name="P2">Questão1 <text:s/></text:p>
      <text:p text:style-name="Standard"><text:s/></text:p>
      <text:p text:style-name="Standard"><text:s text:c="3"/>A barreira ____________ defende o emprego de resposta certa.</text:p>
      <text:p text:style-name="Standard"><text:s/></text:p>
      <text:p text:style-name="Standard">1 - "errar é errado"</text:p>
      <text:p text:style-name="Standard">2 - "não é minha área"</text:p>
      <text:p text:style-name="Standard">3 - "não sou criativo"</text:p>
      <text:p text:style-name="P2">4 - "dialética"</text:p>
      <text:p text:style-name="Standard">5 - "não é lógico"</text:p>
      <text:p text:style-name="Standard"><text:s/></text:p>
      <text:p text:style-name="P2">Sua resposta: "dialética"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2">Questão4 <text:s/></text:p>
      <text:p text:style-name="Standard"><text:s/></text:p>
      <text:p text:style-name="Standard"><text:s text:c="3"/>Procurar soluções apenas em uma especialização é a barreira ____________.</text:p>
      <text:p text:style-name="Standard"><text:s/></text:p>
      <text:p text:style-name="P2">1 - "não é minha área"</text:p>
      <text:p text:style-name="Standard">2 - "errar é errado"</text:p>
      <text:p text:style-name="Standard">3 - "a resposta certa"</text:p>
      <text:p text:style-name="Standard">4 - "dialética"</text:p>
      <text:p text:style-name="Standard">5 - "não sou criativo"</text:p>
      <text:p text:style-name="Standard"><text:s/></text:p>
      <text:p text:style-name="P2">Sua resposta: "não é minha área"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Questão6 <text:s/></text:p>
      <text:p text:style-name="Standard"><text:s/></text:p>
      <text:p text:style-name="Standard"><text:s text:c="3"/>Associe a coluna da esquerda com a coluna da direita, em relação ao processo criativo, e marque a alternativa correta.</text:p>
      <text:p text:style-name="Standard"><text:s/>1. “Poder fracassar”.<text:tab/> ( <text:s/>)<text:tab/> A prática de procurar a "resposta certa" pode trazer sérias conseqüências na maneira de pensar e de enfrentar dificuldades.</text:p>
      <text:p text:style-name="Standard"><text:s/>2. “Quebrar as regras”.<text:tab/> ( <text:s/>)<text:tab/> Poucos problemas pertencem a uma única área de conhecimento.</text:p>
      <text:p text:style-name="Standard"><text:s/>3. “Nem tudo é lógico”.<text:tab/> ( <text:s/>)<text:tab/> A grande ênfase que é dada ao método lógico acaba inibindo a exploração da mente.</text:p>
      <text:p text:style-name="Standard"><text:s/>4. “Não é minha área”.<text:tab/> ( <text:s/>)<text:tab/> O sucesso e o fracasso constituem o produto de um mesmo processo.</text:p>
      <text:p text:style-name="Standard"><text:soft-page-break/><text:s/>5. “Mais de uma resposta certa”.<text:tab/> ( <text:s/>)<text:tab/> Quando se brinca de quebrar as regras e imaginar os resultados, a criatividade pode ser aumentada.</text:p>
      <text:p text:style-name="Standard"><text:s/></text:p>
      <text:p text:style-name="Standard">1 - 1, 2, 3, 4, 5.</text:p>
      <text:p text:style-name="Standard">2 - 5, 2, 3, 4, 1.</text:p>
      <text:p text:style-name="P2">3 - 5, 4, 3, 1, 2.</text:p>
      <text:p text:style-name="Standard">4 - 2, 3, 4, 1, 5.</text:p>
      <text:p text:style-name="Standard">5 - 1, 2, 3, 5, 4.</text:p>
      <text:p text:style-name="Standard"><text:s/></text:p>
      <text:p text:style-name="P2">Sua resposta: 5, 4, 3, 1, 2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15:43:21.847726776</meta:creation-date>
    <dc:date>2023-05-08T09:13:03.654595083</dc:date>
    <meta:editing-duration>PT15H22M1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6" meta:paragraph-count="231" meta:word-count="1018" meta:character-count="5845" meta:non-whitespace-character-count="4820"/>
  </office:meta>
</office:document-meta>
</file>